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449.Sex( String code , String 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1449.get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449.write( JSONSerializer serializer , Object fieldName , Type fieldType , int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ssue144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xDeserializer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449.g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xDeserializer.deserialze( DefaultJSONParser parser , Type type , Object field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